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030d4" officeooo:paragraph-rsid="000030d4"/>
    </style:style>
    <style:style style:name="P2" style:family="paragraph" style:parent-style-name="Standard">
      <style:text-properties officeooo:rsid="00006254" officeooo:paragraph-rsid="00006254"/>
    </style:style>
    <style:style style:name="P3" style:family="paragraph" style:parent-style-name="Standard">
      <style:text-properties officeooo:rsid="0000da55" officeooo:paragraph-rsid="0000da55"/>
    </style:style>
    <style:style style:name="P4" style:family="paragraph" style:parent-style-name="Standard">
      <style:text-properties officeooo:rsid="0001d655" officeooo:paragraph-rsid="0001d655"/>
    </style:style>
    <style:style style:name="P5" style:family="paragraph" style:parent-style-name="Standard">
      <style:text-properties officeooo:rsid="0001d655" officeooo:paragraph-rsid="0009a53c"/>
    </style:style>
    <style:style style:name="P6" style:family="paragraph" style:parent-style-name="Standard">
      <style:text-properties officeooo:rsid="00035ed1" officeooo:paragraph-rsid="00035ed1"/>
    </style:style>
    <style:style style:name="P7" style:family="paragraph" style:parent-style-name="Standard">
      <style:text-properties officeooo:rsid="00046968" officeooo:paragraph-rsid="00046968"/>
    </style:style>
    <style:style style:name="P8" style:family="paragraph" style:parent-style-name="Standard">
      <style:text-properties officeooo:rsid="00059bfd" officeooo:paragraph-rsid="00059bfd"/>
    </style:style>
    <style:style style:name="P9" style:family="paragraph" style:parent-style-name="Standard">
      <style:text-properties officeooo:rsid="000a72c3" officeooo:paragraph-rsid="000a72c3"/>
    </style:style>
    <style:style style:name="P10" style:family="paragraph" style:parent-style-name="Standard">
      <style:text-properties officeooo:rsid="0008331d" officeooo:paragraph-rsid="0008331d"/>
    </style:style>
    <style:style style:name="P11" style:family="paragraph" style:parent-style-name="Standard">
      <style:text-properties officeooo:rsid="000f6279" officeooo:paragraph-rsid="000f6279"/>
    </style:style>
    <style:style style:name="P12" style:family="paragraph" style:parent-style-name="Standard">
      <style:text-properties officeooo:rsid="000f8053" officeooo:paragraph-rsid="000f8053"/>
    </style:style>
    <style:style style:name="P13" style:family="paragraph" style:parent-style-name="Standard">
      <style:text-properties officeooo:rsid="00035ed1" officeooo:paragraph-rsid="00035ed1"/>
    </style:style>
    <style:style style:name="P14" style:family="paragraph" style:parent-style-name="Standard">
      <style:text-properties officeooo:rsid="001174e5" officeooo:paragraph-rsid="001174e5"/>
    </style:style>
    <style:style style:name="P15" style:family="paragraph" style:parent-style-name="Standard">
      <style:text-properties officeooo:rsid="000a72c3" officeooo:paragraph-rsid="000a72c3"/>
    </style:style>
    <style:style style:name="P16" style:family="paragraph" style:parent-style-name="Standard">
      <style:text-properties officeooo:rsid="0013735d" officeooo:paragraph-rsid="0013735d"/>
    </style:style>
    <style:style style:name="T1" style:family="text">
      <style:text-properties officeooo:rsid="0001d655"/>
    </style:style>
    <style:style style:name="T2" style:family="text">
      <style:text-properties officeooo:rsid="00059bfd"/>
    </style:style>
    <style:style style:name="T3" style:family="text">
      <style:text-properties officeooo:rsid="0009a53c"/>
    </style:style>
    <style:style style:name="T4" style:family="text">
      <style:text-properties officeooo:rsid="000a72c3"/>
    </style:style>
    <style:style style:name="T5" style:family="text">
      <style:text-properties officeooo:rsid="001174e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1. Introduction</text:p>
      <text:p text:style-name="P14">2. Why Pandas</text:p>
      <text:p text:style-name="P14">3. Application for Pandas</text:p>
      <text:p text:style-name="P14">4. Series</text:p>
      <text:p text:style-name="P14">5. Dataframe</text:p>
      <text:p text:style-name="P14">6. Series vs Dataframe</text:p>
      <text:p text:style-name="P14">7. Dataframe Indexing</text:p>
      <text:p text:style-name="P14">8. Iloc vs Loc</text:p>
      <text:p text:style-name="P14">9. Dropping and Adding Column</text:p>
      <text:p text:style-name="P16">10. Modifying Dataframe and Renaming</text:p>
      <text:p text:style-name="P16">11. Broadcasting</text:p>
      <text:p text:style-name="P16">12. Modin Pandas</text:p>
      <text:p text:style-name="P6"/>
      <text:p text:style-name="P6">INTRODUCTION</text:p>
      <text:p text:style-name="P1">Pandas is easy to use and one of the most important tool for data analysis in Python Programming Language. This mainly deals with the tabular data and consist of Series and Dataframe for analyzing data.</text:p>
      <text:p text:style-name="P7">Same as NumPy it is immutable.</text:p>
      <text:p text:style-name="P1"/>
      <text:p text:style-name="P1">WHY PANDAS</text:p>
      <text:p text:style-name="P1">Pandas are fast because it mainly uses NumPy under the hood. The main thought behind building Pandas is speed and efficiency.</text:p>
      <text:p text:style-name="P1"/>
      <text:p text:style-name="P1">APPLICATIONS OF PANDAS</text:p>
      <text:p text:style-name="P1">Data Analysis</text:p>
      <text:p text:style-name="P1">Statistics</text:p>
      <text:p text:style-name="P1">Natural Language Processing(NLP)</text:p>
      <text:p text:style-name="P1">Stock Prediction</text:p>
      <text:p text:style-name="P1">Advertising</text:p>
      <text:p text:style-name="P1">And many more.</text:p>
      <text:p text:style-name="P1"/>
      <text:p text:style-name="P2">SERIES</text:p>
      <text:p text:style-name="P3">It is 1-D labelled array used for storing any kind of values.</text:p>
      <text:p text:style-name="P3">Syntax:</text:p>
      <text:p text:style-name="P3">pd.Series()</text:p>
      <text:p text:style-name="P2"/>
      <text:p text:style-name="P2">DATAFRAME</text:p>
      <text:p text:style-name="P2">The simplest way to understand is thinking of excel inside python.</text:p>
      <text:p text:style-name="P2">Syntax:</text:p>
      <text:p text:style-name="P2">import pandas as pd</text:p>
      <text:p text:style-name="P2">pd.DataFrame()</text:p>
      <text:p text:style-name="P2"/>
      <text:p text:style-name="P3">S<text:span text:style-name="T1">ERIES</text:span> v/s D<text:span text:style-name="T1">ATAFRAME</text:span></text:p>
      <text:p text:style-name="P3">A Series is 1-D representation of data and hence has only column while a Dataframe is 2-D table.</text:p>
      <text:p text:style-name="P3"/>
      <text:p text:style-name="P4"><text:span text:style-name="T5">DATAFRAME INDEXING</text:span><text:line-break/>One can access values in dataframe.</text:p>
      <text:p text:style-name="P5">Syntax:</text:p>
      <text:p text:style-name="P4">variable[columns]</text:p>
      <text:p text:style-name="P4"/>
      <text:p text:style-name="P4">iloc [row,column]</text:p>
      <text:p text:style-name="P4">loc [row, column]</text:p>
      <text:p text:style-name="P4"><text:soft-page-break/></text:p>
      <text:p text:style-name="P4">if the row and column are list the<text:span text:style-name="T4">n</text:span> data of particular row and column in printed.</text:p>
      <text:p text:style-name="P4"/>
      <text:p text:style-name="P4">ILOC VS LOC</text:p>
      <text:p text:style-name="P4">iloc takes indexing in the for of integers and does not include last row or column mention<text:span text:style-name="T3">e</text:span>d whereas loc includes from start to stop bot the rows. loc() allows boolean data and iloc() does not.</text:p>
      <text:p text:style-name="P4"/>
      <text:p text:style-name="P7">DROPPING <text:span text:style-name="T2">AND ADDING</text:span> THE COLUMN</text:p>
      <text:p text:style-name="P7">Pandas can drop either row or column depending upon the axis we chose.</text:p>
      <text:p text:style-name="P7">Axis = 1 (column)</text:p>
      <text:p text:style-name="P7">Axis = 0 (row)</text:p>
      <text:p text:style-name="P9">Syntax:</text:p>
      <text:p text:style-name="P9">df.drop()</text:p>
      <text:p text:style-name="P14">df[column name] = values</text:p>
      <text:p text:style-name="P9"/>
      <text:p text:style-name="P9"/>
      <text:p text:style-name="P8">MODIFYING DATAFRAME AND RENAMING</text:p>
      <text:p text:style-name="P8">In Pandas one can update value of particular cell or the whole row. It is al<text:span text:style-name="T3">so</text:span> possible to rename the column or index.</text:p>
      <text:p text:style-name="P8">Syntax:</text:p>
      <text:p text:style-name="P8">variable.rename(column = {}, index = <text:s/>{})</text:p>
      <text:p text:style-name="P8"/>
      <text:p text:style-name="P10">BROADCASTING</text:p>
      <text:p text:style-name="P11">In Pandas broadcasting can be performed i.e., operation on each and every data in table.</text:p>
      <text:p text:style-name="P11">Syntax:</text:p>
      <text:p text:style-name="P11">var1 operation var2</text:p>
      <text:p text:style-name="P11"/>
      <text:p text:style-name="P12">MODIN PANDAS</text:p>
      <text:p text:style-name="P12">Pandas is built with the help of NumPy but only uses one core for all the processing which generates problem for CPU with 2 or more cores as only one core is used and others remain idle. But Modin Pandas uses all the cores of CPU and thus reduces the processing time and makes the operation much faster as compared to pandas.</text:p>
      <text:p text:style-name="P12"/>
      <text:p text:style-name="P12"/>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2-12T09:43:20.708000000</meta:creation-date>
    <dc:date>2021-02-23T10:13:34.405000000</dc:date>
    <meta:editing-duration>PT7H2M8S</meta:editing-duration>
    <meta:editing-cycles>13</meta:editing-cycles>
    <meta:generator>LibreOffice/7.0.4.2$Windows_X86_64 LibreOffice_project/dcf040e67528d9187c66b2379df5ea4407429775</meta:generator>
    <meta:document-statistic meta:table-count="0" meta:image-count="0" meta:object-count="0" meta:page-count="2" meta:paragraph-count="60" meta:word-count="392" meta:character-count="2270" meta:non-whitespace-character-count="1937"/>
  </office:meta>
</office:document-meta>
</file>